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font-weight="bold"/>
    </style:style>
    <style:style style:name="T2" style:family="text">
      <style:text-properties fo:color="#0000ff"/>
    </style:style>
    <style:style style:name="T3" style:family="text">
      <style:text-properties fo:color="#0000ff" fo:font-weight="bold"/>
    </style:style>
    <style:style style:name="T4" style:family="text">
      <style:text-properties fo:color="#0000ff" officeooo:rsid="000a6148"/>
    </style:style>
    <style:style style:name="T5" style:family="text">
      <style:text-properties fo:color="#6600cc"/>
    </style:style>
    <style:style style:name="T6" style:family="text">
      <style:text-properties fo:color="#6600cc" fo:font-weight="bold"/>
    </style:style>
    <style:style style:name="T7" style:family="text">
      <style:text-properties fo:color="#ff0000"/>
    </style:style>
    <style:style style:name="T8" style:family="text">
      <style:text-properties fo:color="#ff0000" fo:font-weight="bold"/>
    </style:style>
    <style:style style:name="T9" style:family="text">
      <style:text-properties officeooo:rsid="000a61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Reading:</text:span><text:line-break/><text:line-break/>Thoroughly read and make notes on the Fukui paper and the two Planck papers. This will be useful for a literature review anyway. Come t o me with anything you want to discuss any time. <text:line-break/><text:line-break/><text:span text:style-name="T3">Test 1a:</text:span><text:span text:style-name="T2"><text:line-break/><text:line-break/>Take Millennium Survey sources with no CO. Use Planck data release 2 and the conversion factor of Fukui (2015) to convert dust optical depth to total proton column density.<text:line-break/><text:line-break/>Remember to propagate any errors through. <text:line-break/><text:line-break/>If Fukui's hypothesis is true (well, if HI being dominant is true), we should be able to take his conversion factor, obtain columns, and recover them with the Heiles and Troland fits, to within the</text:span><text:span text:style-name="T2"><text:note text:id="ftn1" text:note-class="endnote"><text:note-citation>i</text:note-citation><text:note-body><text:p text:style-name="Endnote"/></text:note-body></text:note></text:span><text:span text:style-name="T4"> </text:span><text:span text:style-name="T2">errors. We should find that under the optically thin hypothesis we fail to recover everything, but with the addition of the cold components, we correctly recover the columns. There should be minimal material unaccounted for; at least, it should be less than the HI dark component.</text:span><text:line-break/><text:line-break/><text:span text:style-name="T6">Test 1b:</text:span><text:span text:style-name="T5"><text:line-break/><text:line-break/>Repeat the above with the Planck 2013 conversion factor. </text:span><text:line-break/><text:line-break/><text:span text:style-name="T8">Test 1c: </text:span><text:span text:style-name="T7"><text:line-break/><text:line-break/>Assuming there are positions with dark gas unaccounted for, how do these match up with OH detection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12:33:21.584042401</meta:creation-date>
    <dc:date>2016-05-05T16:28:15.528989642</dc:date>
    <meta:editing-duration>PT10H9M30S</meta:editing-duration>
    <meta:editing-cycles>10</meta:editing-cycles>
    <meta:generator>LibreOffice/5.0.5.2$Linux_X86_64 LibreOffice_project/00m0$Build-2</meta:generator>
    <meta:print-date>2016-05-05T16:28:13.786985763</meta:print-date>
    <meta:document-statistic meta:table-count="0" meta:image-count="0" meta:object-count="0" meta:page-count="2" meta:paragraph-count="1" meta:word-count="184" meta:character-count="1088" meta:non-whitespace-character-count="891"/>
  </office:meta>
</office:document-meta>
</file>